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?php</text:p>
      <text:p text:style-name="Normal">require_once("dbconnect.php");</text:p>
      <text:p text:style-name="Normal">?&gt;</text:p>
      <text:p text:style-name="Normal">&lt;?php</text:p>
      <text:p text:style-name="Normal">function displayInvoice($conn, $invoiceId) {</text:p>
      <text:p text:style-name="Normal">$customerQuery = "SELECT *</text:p>
      <text:p text:style-name="Normal">FROM invoice i</text:p>
      <text:p text:style-name="Normal">JOIN cust c ON i.CustomerID = c.CustomerID</text:p>
      <text:p text:style-name="Normal">WHERE i.InvoiceID = $invoiceId";</text:p>
      <text:p text:style-name="Normal">$itemsQuery = "SELECT *</text:p>
      <text:p text:style-name="Normal">FROM tran t</text:p>
      <text:p text:style-name="Normal">JOIN stock s ON t.Stockcode = s.Stockcode</text:p>
      <text:p text:style-name="Normal">WHERE t.InvoiceID = $invoiceId";</text:p>
      <text:p text:style-name="Normal">$totalsQuery = "SELECT</text:p>
      <text:p text:style-name="Normal">SUM(t.Quantity * s.Price) as ItemTotal,</text:p>
      <text:p text:style-name="Normal">SUM(t.Quantity) as NumberOfItems</text:p>
      <text:p text:style-name="Normal">FROM tran t</text:p>
      <text:p text:style-name="Normal">JOIN stock s ON t.Stockcode = s.Stockcode</text:p>
      <text:p text:style-name="Normal">WHERE t.InvoiceID = $invoiceId";</text:p>
      <text:p text:style-name="Normal">$customerResult = mysqli_query($conn, $customerQuery);</text:p>
      <text:p text:style-name="Normal">$invoiceData = mysqli_fetch_assoc($customerResult);</text:p>
      <text:p text:style-name="Normal">$itemsResult = mysqli_query($conn, $itemsQuery);</text:p>
      <text:p text:style-name="Normal">$totalResult = mysqli_query($conn, $totalsQuery);</text:p>
      <text:p text:style-name="Normal">$totalData = mysqli_fetch_assoc($totalResult);</text:p>
      <text:p text:style-name="Normal">if (mysqli_num_rows($customerResult) == 0) {</text:p>
      <text:p text:style-name="Normal">return;</text:p>
      <text:p text:style-name="Normal">}</text:p>
      <text:p text:style-name="Normal">if (mysqli_num_rows($itemsResult) == 0) {</text:p>
      <text:soft-page-break/>
      <text:p text:style-name="Normal">return;</text:p>
      <text:p text:style-name="Normal">}</text:p>
      <text:p text:style-name="Normal">if (mysqli_num_rows($totalResult) == 0) {</text:p>
      <text:p text:style-name="Normal">return;</text:p>
      <text:p text:style-name="Normal">}</text:p>
      <text:p text:style-name="Normal">echo "&lt;style&gt;</text:p>
      <text:p text:style-name="Normal">h2 {</text:p>
      <text:p text:style-name="Normal">margin: 0; padding-left: 0;</text:p>
      <text:p text:style-name="Normal">}</text:p>
      <text:p text:style-name="Normal">Page 4 of 9</text:p>
      <text:p text:style-name="Normal">td, th {</text:p>
      <text:p text:style-name="Normal">padding-left: 0;</text:p>
      <text:p text:style-name="Normal">}</text:p>
      <text:p text:style-name="Normal">table {</text:p>
      <text:p text:style-name="Normal">width: 750px; table-layout: fixed;</text:p>
      <text:p text:style-name="Normal">}</text:p>
      <text:p text:style-name="Normal">&lt;/style&gt;";</text:p>
      <text:p text:style-name="Normal">echo "&lt;body style='font-family: Calibri, sans-serif;'&gt;";</text:p>
      <text:p text:style-name="Normal">echo "&lt;img src='gifft.png' style='width: 678px; height: 128px'&gt;&lt;br&gt;";</text:p>
      <text:p text:style-name="Normal">echo "&lt;hr&gt;";</text:p>
      <text:p text:style-name="Normal">$invoiceID = $invoiceData['InvoiceID'];</text:p>
      <text:p text:style-name="Normal">$invoiceDate = $invoiceData['InvoiceData'];</text:p>
      <text:p text:style-name="Normal">$itemTotal = $totalData['ItemTotal'];</text:p>
      <text:p text:style-name="Normal">$totalPaid = $invoiceData['Totalpay'];</text:p>
      <text:p text:style-name="Normal">// make it have 2 deicmapl points</text:p>
      <text:p text:style-name="Normal">$refundAmount = number_format($totalPaid - $itemTotal, 2);</text:p>
      <text:p text:style-name="Normal">$discountAmount = number_format($itemTotal - $totalPaid, 2);</text:p>
      <text:p text:style-name="Normal">$customerName = $invoiceData['CustomerName'];</text:p>
      <text:soft-page-break/>
      <text:p text:style-name="Normal">$customerAddress = $invoiceData['Address'];</text:p>
      <text:p text:style-name="Normal">$customerCountry = $invoiceData['Country'];</text:p>
      <text:p text:style-name="Normal">$paymentMethod = strtoupper($invoiceData['PayMethod']);</text:p>
      <text:p text:style-name="Normal">$numberOfItems = $totalData['NumberOfItems'];</text:p>
      <text:p text:style-name="Normal">// invoice summary</text:p>
      <text:p text:style-name="Normal">echo "&lt;table border='0'&gt;";</text:p>
      <text:p text:style-name="Normal">echo "&lt;tr&gt;</text:p>
      <text:p text:style-name="Normal">&lt;th style='text-align: left;'&gt;&lt;h2&gt;Invoice Summary&lt;/h2&gt;&lt;/th&gt;</text:p>
      <text:p text:style-name="Normal">&lt;/tr&gt;";</text:p>
      <text:p text:style-name="Normal">echo "&lt;tr&gt;</text:p>
      <text:p text:style-name="Normal">&lt;td width='678'&gt;Invoice ID:&lt;/td&gt;</text:p>
      <text:p text:style-name="Normal">&lt;td align='right' style='text-align: right;'&gt;$invoiceID&lt;/td&gt;</text:p>
      <text:p text:style-name="Normal">&lt;/tr&gt;";</text:p>
      <text:p text:style-name="Normal">echo "&lt;tr&gt;</text:p>
      <text:p text:style-name="Normal">&lt;td&gt;Invoice Date:&lt;/td&gt;</text:p>
      <text:p text:style-name="Normal">&lt;td align='right' style='text-align: right;'&gt;$invoiceDate&lt;/td&gt;</text:p>
      <text:p text:style-name="Normal">&lt;/tr&gt;";</text:p>
      <text:p text:style-name="Normal">echo "&lt;tr&gt;</text:p>
      <text:p text:style-name="Normal">&lt;td&gt;Item(s) total:&lt;/td&gt;</text:p>
      <text:p text:style-name="Normal">&lt;td align='right' style='text-align: right;'&gt;£$itemTotal&lt;/td&gt;</text:p>
      <text:p text:style-name="Normal">&lt;/tr&gt;";</text:p>
      <text:p text:style-name="Normal">// only display if there was actually a refund</text:p>
      <text:p text:style-name="Normal">if ($refundAmount &gt; 0) {</text:p>
      <text:p text:style-name="Normal">echo "&lt;tr&gt;</text:p>
      <text:p text:style-name="Normal">&lt;td&gt;Item(s) refund:&lt;/td&gt;</text:p>
      <text:p text:style-name="Normal">&lt;td align='right' style='text-align: right;'&gt;£$refundAmount&lt;/td&gt;</text:p>
      <text:p text:style-name="Normal">&lt;/tr&gt;";</text:p>
      <text:p text:style-name="Normal">} else if ($discountAmount &gt; 0) {</text:p>
      <text:soft-page-break/>
      <text:p text:style-name="Normal">echo "&lt;tr&gt;</text:p>
      <text:p text:style-name="Normal">&lt;td&gt;Item(s) discount:&lt;/td&gt;</text:p>
      <text:p text:style-name="Normal">Page 5 of 9</text:p>
      <text:p text:style-name="Normal">&lt;td align='right' style='text-align: right;'&gt;£$discountAmount&lt;/td&gt;</text:p>
      <text:p text:style-name="Normal">&lt;/tr&gt;";</text:p>
      <text:p text:style-name="Normal">}</text:p>
      <text:p text:style-name="Normal">echo "&lt;tr&gt;</text:p>
      <text:p text:style-name="Normal">&lt;td&gt;Shipping:&lt;/td&gt;</text:p>
      <text:p text:style-name="Normal">&lt;td align='right' style='text-align: right;'&gt;ALWAYS FREE&lt;/td&gt;</text:p>
      <text:p text:style-name="Normal">&lt;/tr&gt;";</text:p>
      <text:p text:style-name="Normal">echo "&lt;/table&gt;";</text:p>
      <text:p text:style-name="Normal">echo "&lt;hr&gt;";</text:p>
      <text:p text:style-name="Normal">// invoice total</text:p>
      <text:p text:style-name="Normal">echo "&lt;table border='0'&gt;";</text:p>
      <text:p text:style-name="Normal">echo "&lt;tr&gt;</text:p>
      <text:p text:style-name="Normal">&lt;td&gt;Invoice Total:&lt;/td&gt;</text:p>
      <text:p text:style-name="Normal">&lt;td align='right' style='text-align: right;'&gt;£$totalPaid&lt;/td&gt;</text:p>
      <text:p text:style-name="Normal">&lt;/tr&gt;";</text:p>
      <text:p text:style-name="Normal">echo "&lt;/table&gt;";</text:p>
      <text:p text:style-name="Normal">// shipping address</text:p>
      <text:p text:style-name="Normal">echo "&lt;br&gt;";</text:p>
      <text:p text:style-name="Normal">echo "&lt;h2&gt;Shipping Address&lt;/h2&gt;";</text:p>
      <text:p text:style-name="Normal">echo "$customerName, $customerAddress, $customerCountry&lt;p&gt;";</text:p>
      <text:p text:style-name="Normal">// payment method</text:p>
      <text:p text:style-name="Normal">echo "&lt;table border='0'&gt;";</text:p>
      <text:p text:style-name="Normal">echo "&lt;tr&gt;&lt;th style='text-align: left;'&gt;&lt;h2&gt;Payment Method&lt;/h2&gt;&lt;/th&gt;&lt;/tr&gt;";</text:p>
      <text:p text:style-name="Normal">echo "&lt;tr&gt;</text:p>
      <text:p text:style-name="Normal">&lt;td style='text-align: left;'&gt;</text:p>
      <text:soft-page-break/>
      <text:p text:style-name="Normal">&lt;img src='encrypted.png' style='width: 171px; height:32px;'&gt;</text:p>
      <text:p text:style-name="Normal">&lt;/td&gt;</text:p>
      <text:p text:style-name="Normal">&lt;td align='right' style='text-align: right;'&gt;</text:p>
      <text:p text:style-name="Normal">&lt;b&gt;$paymentMethod&lt;/b&gt;, paid on $invoiceDate</text:p>
      <text:p text:style-name="Normal">&lt;/td&gt;</text:p>
      <text:p text:style-name="Normal">&lt;/tr&gt;";</text:p>
      <text:p text:style-name="Normal">echo "&lt;/table&gt;";</text:p>
      <text:p text:style-name="Normal">// item details</text:p>
      <text:p text:style-name="Normal">echo "&lt;table border='0'&gt;";</text:p>
      <text:p text:style-name="Normal">echo "&lt;tr&gt;</text:p>
      <text:p text:style-name="Normal">&lt;th style='text-align: left;'&gt;</text:p>
      <text:p text:style-name="Normal">&lt;br&gt;</text:p>
      <text:p text:style-name="Normal">&lt;h2&gt;Item Details ($numberOfItems)&lt;/h2&gt;</text:p>
      <text:p text:style-name="Normal">&lt;/th&gt;</text:p>
      <text:p text:style-name="Normal">&lt;/tr&gt;";</text:p>
      <text:p text:style-name="Normal">echo "&lt;/table&gt;";</text:p>
      <text:p text:style-name="Normal">echo "&lt;table border='0'&gt;";</text:p>
      <text:p text:style-name="Normal">while ($item = mysqli_fetch_assoc($itemsResult)) {</text:p>
      <text:p text:style-name="Normal">echo "&lt;tr&gt;</text:p>
      <text:p text:style-name="Normal">&lt;td style='width: 60%;'&gt;{$item['Description']}&lt;/td&gt;</text:p>
      <text:p text:style-name="Normal">&lt;td style='width: 20%;'&gt;x{$item['Quantity']}&lt;/td&gt;</text:p>
      <text:p text:style-name="Normal">&lt;td style='width: 20%; text-align: right;'&gt;£{$item['Price']}&lt;/td&gt;</text:p>
      <text:p text:style-name="Normal">&lt;/tr&gt;";</text:p>
      <text:p text:style-name="Normal">Page 6 of 9</text:p>
      <text:p text:style-name="Normal">}</text:p>
      <text:p text:style-name="Normal">echo "&lt;/table&gt;";</text:p>
      <text:p text:style-name="Normal">echo "&lt;br&gt;";</text:p>
      <text:p text:style-name="Normal">// bottom text</text:p>
      <text:soft-page-break/>
      <text:p text:style-name="Normal">echo "&lt;img src='security.png' style='width: 169px; height: 24.5px;'&gt;";</text:p>
      <text:p text:style-name="Normal">echo "&lt;br&gt;Gifft is committed to protecting your payment information.</text:p>
      <text:p text:style-name="Normal">We follow PCI DSS standards, use strong &lt;br&gt;encryption, and perform</text:p>
      <text:p text:style-name="Normal">regular reviews of its system to protect your privacy.&lt;br&gt;";</text:p>
      <text:p text:style-name="Normal">echo "&lt;img src='PCIDSS.png' style='width: 750px; height: 60.5px;'&gt;";</text:p>
      <text:p text:style-name="Normal">echo "&lt;hr&gt;";</text:p>
      <text:p text:style-name="Normal">echo "&lt;p&gt;";</text:p>
      <text:p text:style-name="Normal">}</text:p>
      <text:p text:style-name="Normal">$invoiceId = $_POST["aid"];</text:p>
      <text:p text:style-name="Normal">if (isset($invoiceId)) {</text:p>
      <text:p text:style-name="Normal">displayInvoice($conn, $invoiceId);</text:p>
      <text:p text:style-name="Normal">}</text:p>
      <text:p text:style-name="Normal">?&gt;</text:p>
      <text:p text:style-name="Normal">&lt;div style='padding-top: 20px';&gt;</text:p>
      <text:p text:style-name="Normal">&lt;form action="gifft.php" method="post"&gt;</text:p>
      <text:p text:style-name="Normal">&lt;b&gt;Query&lt;/b&gt; Invoice #:</text:p>
      <text:p text:style-name="Normal">&lt;input type="text" name="aid"&gt;</text:p>
      <text:p text:style-name="Normal">&lt;input type="submit"&gt;</text:p>
      <text:p text:style-name="Normal">&lt;/form&gt;</text:p>
      <text:p text:style-name="Normal">&lt;/div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RISH J. (2326446)</meta:initial-creator>
    <dc:creator>PARISH J. (2326446)</dc:creator>
    <meta:creation-date>2025-09-11T19:51:00Z</meta:creation-date>
    <dc:date>2025-09-11T19:52:00Z</dc:date>
    <meta:template xlink:href="Normal" xlink:type="simple"/>
    <meta:editing-cycles>1</meta:editing-cycles>
    <meta:editing-duration>PT60S</meta:editing-duration>
    <meta:document-statistic meta:page-count="6" meta:paragraph-count="8" meta:word-count="660" meta:character-count="4415" meta:row-count="31" meta:non-whitespace-character-count="3763"/>
  </office:meta>
</office:document-meta>
</file>